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497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3.07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99ccff" fo:border="0.06pt solid #000000"/>
      <style:text-properties style:font-name="Calibri1" fo:font-size="9pt" fo:font-weight="bold" style:font-name-asian="DejaVu Sans" style:font-size-asian="9pt" style:font-weight-asian="bold" style:font-name-complex="Calibri1" style:font-size-complex="9pt" style:font-weight-complex="bold"/>
    </style:style>
    <style:style style:name="ce4" style:family="table-cell" style:parent-style-name="Default">
      <style:table-cell-properties fo:background-color="#99ccff" fo:border="0.06pt solid #000000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6pt solid #000000"/>
      <style:text-properties style:font-name="Calibri" fo:font-weight="bold" style:font-name-asian="DejaVu Sans" style:font-weight-asian="bold" style:font-name-complex="Lohit Hindi" style:font-weight-complex="bold"/>
    </style:style>
    <style:style style:name="ce6" style:family="table-cell" style:parent-style-name="Default">
      <style:table-cell-properties fo:background-color="#0047ff" fo:border="0.06pt solid #000000"/>
    </style:style>
    <style:style style:name="ce7" style:family="table-cell" style:parent-style-name="Default">
      <style:table-cell-properties fo:background-color="#9966cc" fo:border="0.06pt solid #000000"/>
    </style:style>
    <style:style style:name="ce8" style:family="table-cell" style:parent-style-name="Default">
      <style:table-cell-properties fo:background-color="#cfe7f5" fo:border="0.06pt solid #000000"/>
    </style:style>
    <style:style style:name="ce9" style:family="table-cell" style:parent-style-name="Default" style:data-style-name="N1">
      <style:table-cell-properties fo:background-color="#cfe7f5" fo:border="0.06pt solid #000000"/>
    </style:style>
    <style:style style:name="ce1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9pt" style:font-weight-asian="bold" style:font-name-complex="F" style:font-size-complex="9pt" style:font-weight-complex="bold"/>
    </style:style>
  </office:automatic-styles>
  <office:body>
    <office:spreadsheet>
      <table:table table:name="Hoja1" table:style-name="ta1">
        <table:shapes>
          <draw:frame draw:z-index="0" draw:style-name="gr1" draw:text-style-name="P1" svg:width="21.126cm" svg:height="10.3cm" svg:x="0.302cm" svg:y="8.725cm">
            <draw:object draw:notify-on-update-of-ranges="Hoja1.A3:Hoja1.A17 Hoja1.C3:Hoja1.C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7" office:value-type="string" calcext:value-type="string">
            <text:p>Estimadas</text:p>
          </table:table-cell>
          <table:table-cell table:style-name="ce7" office:value-type="string" calcext:value-type="string">
            <text:p>Estimadas con correccion</text:p>
          </table:table-cell>
          <table:table-cell/>
        </table:table-row>
        <table:table-row table:style-name="ro2">
          <table:table-cell table:style-name="ce2"/>
          <table:table-cell table:style-name="ce8" table:number-columns-repeated="2"/>
          <table:table-cell/>
        </table:table-row>
        <table:table-row table:style-name="ro2">
          <table:table-cell table:style-name="ce3" office:value-type="string" calcext:value-type="string">
            <text:p>TAREA 0: Lanzamiento del proyecto</text:p>
          </table:table-cell>
          <table:table-cell table:style-name="ce8" office:value-type="float" office:value="90" calcext:value-type="float">
            <text:p>90</text:p>
          </table:table-cell>
          <table:table-cell table:style-name="ce9" table:formula="of:=1.6*[.B3]" office:value-type="float" office:value="144" calcext:value-type="float">
            <text:p>144</text:p>
          </table:table-cell>
          <table:table-cell table:style-name="ce10"/>
        </table:table-row>
        <table:table-row table:style-name="ro2">
          <table:table-cell table:style-name="ce3" office:value-type="string" calcext:value-type="string">
            <text:p>TAREA 1: Implementación vista web básica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1.6*[.B4]" office:value-type="float" office:value="19.2" calcext:value-type="float">
            <text:p>19</text:p>
          </table:table-cell>
          <table:table-cell table:style-name="ce10"/>
        </table:table-row>
        <table:table-row table:style-name="ro2">
          <table:table-cell table:style-name="ce3" office:value-type="string" calcext:value-type="string">
            <text:p>TAREA 2: Implementación control añadir/modificar/eliminar elemento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5]" office:value-type="float" office:value="12.8" calcext:value-type="float">
            <text:p>13</text:p>
          </table:table-cell>
          <table:table-cell/>
        </table:table-row>
        <table:table-row table:style-name="ro2">
          <table:table-cell table:style-name="ce3" office:value-type="string" calcext:value-type="string">
            <text:p>TAREA 3: Implementación control listado de elementos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6]" office:value-type="float" office:value="12.8" calcext:value-type="float">
            <text:p>13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1">TAREA 4: Implementación control carrito de compra</text:span>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7]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3" office:value-type="string" calcext:value-type="string">
            <text:p>TAREA 5: Implementación control generación factura en texto plano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1.6*[.B8]" office:value-type="float" office:value="6.4" calcext:value-type="float">
            <text:p>6</text:p>
          </table:table-cell>
          <table:table-cell/>
        </table:table-row>
        <table:table-row table:style-name="ro2">
          <table:table-cell table:style-name="ce3"/>
          <table:table-cell table:style-name="ce8"/>
          <table:table-cell table:style-name="ce9" table:formula="of:=1.6*[.B9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Población de la BD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1.6*[.B10]" office:value-type="float" office:value="4.8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1">Documentación Técnica ( documentación de código y Wiki) <text:s/></text:span>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1.6*[.B11]" office:value-type="float" office:value="9.6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Documentación de Manual y Guía de Usuario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1.6*[.B12]" office:value-type="float" office:value="9.6" calcext:value-type="float">
            <text:p>10</text:p>
          </table:table-cell>
          <table:table-cell/>
        </table:table-row>
        <table:table-row table:style-name="ro2">
          <table:table-cell table:style-name="ce3" office:value-type="string" calcext:value-type="string">
            <text:p>Pruebas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1.6*[.B13]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3"/>
          <table:table-cell table:style-name="ce8"/>
          <table:table-cell table:style-name="ce9"/>
          <table:table-cell/>
        </table:table-row>
        <table:table-row table:style-name="ro2">
          <table:table-cell table:style-name="ce4" office:value-type="string" calcext:value-type="string">
            <text:p>Gestión</text:p>
          </table:table-cell>
          <table:table-cell table:style-name="ce8"/>
          <table:table-cell table:style-name="ce9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5" office:value-type="string" calcext:value-type="string">
            <text:p>Gestión de configuraciones</text:p>
          </table:table-cell>
          <table:table-cell table:style-name="ce8"/>
          <table:table-cell table:style-name="ce9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4" office:value-type="string" calcext:value-type="string">
            <text:p>Aseguramiento de la calidad</text:p>
          </table:table-cell>
          <table:table-cell table:style-name="ce8"/>
          <table:table-cell table:style-name="ce9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6" table:formula="of:=SUM([.B3:.B17])" office:value-type="float" office:value="167" calcext:value-type="float">
            <text:p>167</text:p>
          </table:table-cell>
          <table:table-cell table:style-name="ce6" table:formula="of:=SUM([.C3:.C17])" office:value-type="float" office:value="339.2" calcext:value-type="float">
            <text:p>339,2</text:p>
          </table:table-cell>
          <table:table-cell/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Hoja2" table:style-name="ta1">
        <table:shapes>
          <draw:frame draw:z-index="0" draw:style-name="gr1" draw:text-style-name="P1" svg:width="22.674cm" svg:height="8.98cm" svg:x="0.192cm" svg:y="7.944cm">
            <draw:object draw:notify-on-update-of-ranges="Hoja2.A3:Hoja2.A15 Hoja2.C3:Hoja2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3"/>
        <table:table-column table:style-name="co4" table:default-cell-style-name="ce8"/>
        <table:table-column table:style-name="co3" table:default-cell-style-name="ce9"/>
        <table:table-row table:style-name="ro1">
          <table:table-cell table:style-name="ce1"/>
          <table:table-cell table:style-name="ce7" office:value-type="string" calcext:value-type="string">
            <text:p>Estimadas</text:p>
          </table:table-cell>
          <table:table-cell table:style-name="ce7" office:value-type="string" calcext:value-type="string">
            <text:p>Estimadas con correccion</text:p>
          </table:table-cell>
        </table:table-row>
        <table:table-row table:style-name="ro2">
          <table:table-cell table:style-name="ce2"/>
          <table:table-cell/>
          <table:table-cell table:style-name="ce8"/>
        </table:table-row>
        <table:table-row table:style-name="ro2">
          <table:table-cell office:value-type="string" calcext:value-type="string">
            <text:p>TAREA 6: Implementación control para búsquedas</text:p>
          </table:table-cell>
          <table:table-cell office:value-type="float" office:value="10" calcext:value-type="float">
            <text:p>10</text:p>
          </table:table-cell>
          <table:table-cell table:formula="of:=1.6*[.B3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AREA 7: Implementación control generación factura en PDF</text:p>
          </table:table-cell>
          <table:table-cell office:value-type="float" office:value="10" calcext:value-type="float">
            <text:p>10</text:p>
          </table:table-cell>
          <table:table-cell table:formula="of:=1.6*[.B4]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TAREA 8: Mejora implementación interfaz web</text:p>
          </table:table-cell>
          <table:table-cell office:value-type="float" office:value="20" calcext:value-type="float">
            <text:p>20</text:p>
          </table:table-cell>
          <table:table-cell table:formula="of:=1.6*[.B5]" office:value-type="float" office:value="32" calcext:value-type="float">
            <text:p>3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<text:span text:style-name="T1">Documentación Técnica ( documentación de código y Wiki) <text:s/></text:span></text:p>
          </table:table-cell>
          <table:table-cell office:value-type="float" office:value="8" calcext:value-type="float">
            <text:p>8</text:p>
          </table:table-cell>
          <table:table-cell table:formula="of:=1.6*[.B7]" office:value-type="float" office:value="12.8" calcext:value-type="float">
            <text:p>13</text:p>
          </table:table-cell>
        </table:table-row>
        <table:table-row table:style-name="ro2">
          <table:table-cell office:value-type="string" calcext:value-type="string">
            <text:p>Documentación de Manual y Guía de Usuario</text:p>
          </table:table-cell>
          <table:table-cell office:value-type="float" office:value="12" calcext:value-type="float">
            <text:p>12</text:p>
          </table:table-cell>
          <table:table-cell table:formula="of:=1.6*[.B8]" office:value-type="float" office:value="19.2" calcext:value-type="float">
            <text:p>19</text:p>
          </table:table-cell>
        </table:table-row>
        <table:table-row table:style-name="ro2">
          <table:table-cell office:value-type="string" calcext:value-type="string">
            <text:p>Pruebas</text:p>
          </table:table-cell>
          <table:table-cell office:value-type="float" office:value="20" calcext:value-type="float">
            <text:p>20</text:p>
          </table:table-cell>
          <table:table-cell table:formula="of:=1.6*[.B9]" office:value-type="float" office:value="32" calcext:value-type="float">
            <text:p>32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ierre del proyecto</text:p>
          </table:table-cell>
          <table:table-cell office:value-type="float" office:value="18" calcext:value-type="float">
            <text:p>18</text:p>
          </table:table-cell>
          <table:table-cell table:formula="of:=1.6*[.B11]" office:value-type="float" office:value="28.8" calcext:value-type="float">
            <text:p>2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Gestión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5" office:value-type="string" calcext:value-type="string">
            <text:p>Gestión de configuraciones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4" office:value-type="string" calcext:value-type="string">
            <text:p>Aseguramiento de la calidad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6" table:formula="of:=SUM([.B3:.B15])" office:value-type="float" office:value="98" calcext:value-type="float">
            <text:p>98</text:p>
          </table:table-cell>
          <table:table-cell table:style-name="ce6" table:formula="of:=SUM([.C3:.C15])" office:value-type="float" office:value="198.8" calcext:value-type="float">
            <text:p>198,8</text:p>
          </table:table-cell>
        </table:table-row>
        <table:table-row table:style-name="ro3" table:number-rows-repeated="8">
          <table:table-cell table:style-name="Default" table:number-columns-repeated="3"/>
        </table:table-row>
        <table:table-row table:style-name="ro2">
          <table:table-cell table:style-name="Default" table:number-columns-repeated="3"/>
        </table:table-row>
      </table:table>
      <table:table table:name="Hoja3" table:style-name="ta1">
        <table:shapes>
          <draw:frame draw:z-index="0" draw:style-name="gr1" draw:text-style-name="P1" svg:width="23.772cm" svg:height="12.859cm" svg:x="0.302cm" svg:y="10.416cm">
            <draw:object draw:notify-on-update-of-ranges="Hoja3.A3:Hoja3.A22 Hoja3.C3:Hoja3.C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7" office:value-type="string" calcext:value-type="string">
            <text:p>Estimadas</text:p>
          </table:table-cell>
          <table:table-cell table:style-name="ce7" office:value-type="string" calcext:value-type="string">
            <text:p>Estimadas con correccion</text:p>
          </table:table-cell>
        </table:table-row>
        <table:table-row table:style-name="ro2">
          <table:table-cell table:style-name="ce2"/>
          <table:table-cell table:style-name="ce8" table:number-columns-repeated="2"/>
        </table:table-row>
        <table:table-row table:style-name="ro2">
          <table:table-cell table:style-name="ce3" office:value-type="string" calcext:value-type="string">
            <text:p>TAREA 0: Lanzamiento del proyecto</text:p>
          </table:table-cell>
          <table:table-cell table:style-name="ce8" office:value-type="float" office:value="90" calcext:value-type="float">
            <text:p>90</text:p>
          </table:table-cell>
          <table:table-cell table:style-name="ce9" table:formula="of:=1.6*[.B3]" office:value-type="float" office:value="144" calcext:value-type="float">
            <text:p>144</text:p>
          </table:table-cell>
        </table:table-row>
        <table:table-row table:style-name="ro2">
          <table:table-cell table:style-name="ce3" office:value-type="string" calcext:value-type="string">
            <text:p>TAREA 1: Implementación vista web básica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1.6*[.B4]" office:value-type="float" office:value="19.2" calcext:value-type="float">
            <text:p>19</text:p>
          </table:table-cell>
        </table:table-row>
        <table:table-row table:style-name="ro2">
          <table:table-cell table:style-name="ce3" office:value-type="string" calcext:value-type="string">
            <text:p>TAREA 2: Implementación control añadir/modificar/eliminar elemento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5]" office:value-type="float" office:value="12.8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TAREA 3: Implementación control listado de elementos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6]" office:value-type="float" office:value="12.8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<text:span text:style-name="T1">TAREA 4: Implementación control carrito de compra</text:span>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7]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TAREA 5: Implementación control generación factura en texto plano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1.6*[.B8]" office:value-type="float" office:value="6.4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TAREA 6: Implementación control para búsquedas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9]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TAREA 7: Implementación control generación factura en PDF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10]" office:value-type="float" office:value="16" calcext:value-type="float">
            <text:p>16</text:p>
          </table:table-cell>
        </table:table-row>
        <table:table-row table:style-name="ro2">
          <table:table-cell table:style-name="ce3" office:value-type="string" calcext:value-type="string">
            <text:p>TAREA 8: Mejora implementación interfaz web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1.6*[.B11]" office:value-type="float" office:value="32" calcext:value-type="float">
            <text:p>32</text:p>
          </table:table-cell>
        </table:table-row>
        <table:table-row table:style-name="ro2">
          <table:table-cell table:style-name="ce3"/>
          <table:table-cell table:style-name="ce8"/>
          <table:table-cell table:style-name="ce9"/>
        </table:table-row>
        <table:table-row table:style-name="ro2">
          <table:table-cell table:style-name="ce3" office:value-type="string" calcext:value-type="string">
            <text:p>Cierre de proyecto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1.6*[.B13]" office:value-type="float" office:value="28.8" calcext:value-type="float">
            <text:p>29</text:p>
          </table:table-cell>
        </table:table-row>
        <table:table-row table:style-name="ro2">
          <table:table-cell table:style-name="ce3"/>
          <table:table-cell table:style-name="ce8"/>
          <table:table-cell table:style-name="ce9" table:formula="of:=1.6*[.B14]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Población de la BD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1.6*[.B15]" office:value-type="float" office:value="4.8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<text:span text:style-name="T1">Documentación Técnica ( documentación de código y Wiki) <text:s/></text:span></text:p>
          </table:table-cell>
          <table:table-cell table:style-name="ce8" office:value-type="float" office:value="14" calcext:value-type="float">
            <text:p>14</text:p>
          </table:table-cell>
          <table:table-cell table:style-name="ce9" table:formula="of:=1.6*[.B16]" office:value-type="float" office:value="22.4" calcext:value-type="float">
            <text:p>22</text:p>
          </table:table-cell>
        </table:table-row>
        <table:table-row table:style-name="ro2">
          <table:table-cell table:style-name="ce3" office:value-type="string" calcext:value-type="string">
            <text:p>Documentación de Manual y Guía de Usuario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1.6*[.B17]" office:value-type="float" office:value="28.8" calcext:value-type="float">
            <text:p>29</text:p>
          </table:table-cell>
        </table:table-row>
        <table:table-row table:style-name="ro2">
          <table:table-cell table:style-name="ce3" office:value-type="string" calcext:value-type="string">
            <text:p>Pruebas</text:p>
          </table:table-cell>
          <table:table-cell table:style-name="ce8" office:value-type="float" office:value="40" calcext:value-type="float">
            <text:p>40</text:p>
          </table:table-cell>
          <table:table-cell table:style-name="ce9" table:formula="of:=1.6*[.B18]" office:value-type="float" office:value="64" calcext:value-type="float">
            <text:p>64</text:p>
          </table:table-cell>
        </table:table-row>
        <table:table-row table:style-name="ro2">
          <table:table-cell table:style-name="ce3"/>
          <table:table-cell table:style-name="ce8"/>
          <table:table-cell table:style-name="ce9"/>
        </table:table-row>
        <table:table-row table:style-name="ro2">
          <table:table-cell table:style-name="ce4" office:value-type="string" calcext:value-type="string">
            <text:p>Gestión</text:p>
          </table:table-cell>
          <table:table-cell table:style-name="ce8"/>
          <table:table-cell table:style-name="ce9" office:value-type="float" office:value="63" calcext:value-type="float">
            <text:p>63</text:p>
          </table:table-cell>
        </table:table-row>
        <table:table-row table:style-name="ro2">
          <table:table-cell table:style-name="ce5" office:value-type="string" calcext:value-type="string">
            <text:p>Gestión de configuraciones</text:p>
          </table:table-cell>
          <table:table-cell table:style-name="ce8"/>
          <table:table-cell table:style-name="ce9" office:value-type="float" office:value="21" calcext:value-type="float">
            <text:p>21</text:p>
          </table:table-cell>
        </table:table-row>
        <table:table-row table:style-name="ro2">
          <table:table-cell table:style-name="ce4" office:value-type="string" calcext:value-type="string">
            <text:p>Aseguramiento de la calidad</text:p>
          </table:table-cell>
          <table:table-cell table:style-name="ce8"/>
          <table:table-cell table:style-name="ce9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6" table:formula="of:=SUM([.B3:.B22])" office:value-type="float" office:value="265" calcext:value-type="float">
            <text:p>265</text:p>
          </table:table-cell>
          <table:table-cell table:style-name="ce6" table:formula="of:=SUM([.C3:.C22])" office:value-type="float" office:value="538" calcext:value-type="float">
            <text:p>538</text:p>
          </table:table-cell>
        </table:table-row>
        <table:table-row table:style-name="ro3" table:number-rows-repeated="11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1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24T10:41:06.602114000</dc:date>
    <dc:creator>Alejandro </dc:creator>
    <meta:editing-duration>PT34M</meta:editing-duration>
    <meta:editing-cycles>9</meta:editing-cycles>
    <meta:document-statistic meta:table-count="3" meta:cell-count="1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27cm" svg:height="10.301cm" xlink:href=".." xlink:type="simple" chart:class="chart:circle" chart:style-name="ch1">
        <chart:legend chart:legend-position="end" svg:x="7.286cm" svg:y="2.314cm" style:legend-expansion="high" chart:style-name="ch2"/>
        <chart:plot-area chart:style-name="ch3" table:cell-range-address="Hoja1.A3:Hoja1.A17 Hoja1.C3:Hoja1.C17" chart:data-source-has-labels="column" svg:x="0.422cm" svg:y="0.753cm" svg:width="6.442cm" svg:height="9.34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22cm" svg:y="3.491cm" svg:width="6.442cm" svg:height="3.86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Hoja1.A3:Hoja1.A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C3:Hoja1.C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AREA 0: Lanzamiento del proyecto</text:p>
                <draw:g>
                  <svg:desc>Hoja1.A3:Hoja1.A17</svg:desc>
                </draw:g>
              </table:table-cell>
              <table:table-cell office:value-type="float" office:value="144">
                <text:p>144</text:p>
                <draw:g>
                  <svg:desc>Hoja1.C3:Hoja1.C17</svg:desc>
                </draw:g>
              </table:table-cell>
            </table:table-row>
            <table:table-row>
              <table:table-cell office:value-type="string">
                <text:p>TAREA 1: Implementación vista web básica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TAREA 2: Implementación control añadir/modificar/eliminar elemento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3: Implementación control listado de elementos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4: Implementación control carrito de comp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5: Implementación control generación factura en texto plano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blación de la BD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Documentación Técnica ( documentación de código y Wiki)  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Documentación de Manual y Guía de Usuario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stió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estión de configuracione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seguramiento de la calidad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800080" draw:fill-gradient-name="Rectangular_5f_20_5f_red_5f_2f_5f_whit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675cm" svg:height="8.981cm" xlink:href=".." xlink:type="simple" chart:class="chart:circle" chart:style-name="ch1">
        <chart:legend chart:legend-position="end" svg:x="8.225cm" svg:y="2.101cm" style:legend-expansion="high" chart:style-name="ch2"/>
        <chart:plot-area chart:style-name="ch3" table:cell-range-address="Hoja2.A3:Hoja2.A15 Hoja2.C3:Hoja2.C15" chart:data-source-has-labels="column" svg:x="0.453cm" svg:y="0.672cm" svg:width="7.319cm" svg:height="8.13cm">
          <chartooo:coordinate-region svg:x="0.453cm" svg:y="1.078cm" svg:width="7.319cm" svg:height="7.319cm"/>
          <chart:axis chart:dimension="x" chart:name="primary-x" chart:style-name="ch4" chartooo:axis-type="auto">
            <chartooo:date-scale/>
            <chart:categories table:cell-range-address="Hoja2.A3:Hoja2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C3:Hoja2.C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AREA 6: Implementación control para búsquedas</text:p>
                <draw:g>
                  <svg:desc>Hoja2.A3:Hoja2.A15</svg:desc>
                </draw:g>
              </table:table-cell>
              <table:table-cell office:value-type="float" office:value="16">
                <text:p>16</text:p>
                <draw:g>
                  <svg:desc>Hoja2.C3:Hoja2.C15</svg:desc>
                </draw:g>
              </table:table-cell>
            </table:table-row>
            <table:table-row>
              <table:table-cell office:value-type="string">
                <text:p>TAREA 7: Implementación control generación factura en PD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8: Mejora implementación interfaz web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umentación Técnica ( documentación de código y Wiki)  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Documentación de Manual y Guía de Usuario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ierre del proyecto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st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Gestión de configuracione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seguramiento de la calidad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773cm" svg:height="12.86cm" xlink:href=".." xlink:type="simple" chart:class="chart:circle" chart:style-name="ch1">
        <chart:legend chart:legend-position="end" svg:x="8.503cm" svg:y="2.897cm" style:legend-expansion="high" chart:style-name="ch2"/>
        <chart:plot-area chart:style-name="ch3" table:cell-range-address="Hoja3.A3:Hoja3.A22 Hoja3.C3:Hoja3.C22" chart:data-source-has-labels="column" svg:x="0.475cm" svg:y="0.906cm" svg:width="7.553cm" svg:height="11.697cm">
          <chartooo:coordinate-region svg:x="0.475cm" svg:y="2.978cm" svg:width="7.553cm" svg:height="7.553cm"/>
          <chart:axis chart:dimension="x" chart:name="primary-x" chart:style-name="ch4" chartooo:axis-type="auto">
            <chartooo:date-scale/>
            <chart:categories table:cell-range-address="Hoja3.A3:Hoja3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C3:Hoja3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AREA 0: Lanzamiento del proyecto</text:p>
                <draw:g>
                  <svg:desc>Hoja3.A3:Hoja3.A22</svg:desc>
                </draw:g>
              </table:table-cell>
              <table:table-cell office:value-type="float" office:value="144">
                <text:p>144</text:p>
                <draw:g>
                  <svg:desc>Hoja3.C3:Hoja3.C22</svg:desc>
                </draw:g>
              </table:table-cell>
            </table:table-row>
            <table:table-row>
              <table:table-cell office:value-type="string">
                <text:p>TAREA 1: Implementación vista web básica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TAREA 2: Implementación control añadir/modificar/eliminar elemento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3: Implementación control listado de elementos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4: Implementación control carrito de comp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5: Implementación control generación factura en texto plano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TAREA 6: Implementación control para búsqueda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7: Implementación control generación factura en PD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8: Mejora implementación interfaz web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ierre de proyecto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blación de la BD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Documentación Técnica ( documentación de código y Wiki)  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Documentación de Manual y Guía de Usuario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stió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estión de configuracione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seguramiento de la calidad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